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 style:list-style-name="L1">
      <style:text-properties style:font-name="Arial" fo:font-size="16pt" style:font-size-asian="16pt" style:font-size-complex="16p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53484358920733743" text:style-name="L1">
        <text:list-item>
          <text:p text:style-name="P17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7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10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1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1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9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9_102145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>and with a flood / to cover / a completion,destruction / to do,make</text:p>
            <text:p text:style-name="P10">a locality thereof / and his adversary / to run after – the dark</text:p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>what,why ? / to fabricate,think / towards – jehovah / <text:s/>a completion,destruction / he / to do,make / not – to rise up / a stroke / adversary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6">כִּי עַד־סִירִים סְבֻכִים וּכְסָבְאָם </text:p>
            <text:p text:style-name="P1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0">for / as far as a thorn / to entwine / and like their wine</text:p>
            <text:p text:style-name="P10">to become tipsy / to eat / like (dry) straw / dry / to be full</text:p>
          </table:table-cell>
        </table:table-row>
      </table:table>
      <text:p text:style-name="P3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6">**מִמֵּ</text:p>
            <text:p text:style-name="P16">יָצָא חֹשֵׁב עַל־יְהוָה רָעָה </text:p>
            <text:p text:style-name="P16">יֹעֵץ בְּלִיָּעַל ס</text:p>
          </table:table-cell>
        </table:table-row>
        <table:table-row>
          <table:table-cell table:style-name="表36.A2" office:value-type="string">
            <text:p text:style-name="P10">out of thee</text:p>
            <text:p text:style-name="P10">to go out / to plot / upon,against / jehovah / evil</text:p>
            <text:p text:style-name="P10">to advise / wickedness</text:p>
          </table:table-cell>
        </table:table-row>
      </table:table>
      <text:p text:style-name="P4"/>
      <text:p text:style-name="P9"><text:span text:style-name="T3">[next] </text:span><text:span text:style-name="T4">1:12</text:span></text:p>
      <text:p text:style-name="Text_20_body"/>
      <text:p text:style-name="P7">[/  20191222_113734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><text:soft-page-break/></text:p>
      <text:p text:style-name="P9"><text:span text:style-name="T1">1. </text:span><text:span text:style-name="T2">XX:XX</text:span></text:p>
      <text:p text:style-name="P3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6">כֹּה אָמַר יְהוָה אִם־שְׁלֵמִים וְכֵן רַבִּים וְכֵן נָגֹזּוּ וְעָבָר</text:p>
            <text:p text:style-name="P16">**וְעִנִּתִ</text:p>
            <text:p text:style-name="P16">**לֹא אֲעַנֵּ</text:p>
            <text:p text:style-name="P16">עוֹד</text:p>
          </table:table-cell>
        </table:table-row>
        <table:table-row>
          <table:table-cell table:style-name="表37.A2" office:value-type="string">
            <text:p text:style-name="P10"/>
          </table:table-cell>
        </table:table-row>
      </table:table>
      <text:p text:style-name="P3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6">וְעַתָּה אֶשְׁבֹּר מֹטֵהוּ</text:p>
            <text:p text:style-name="P16">**מֵעָלָיִ</text:p>
            <text:p text:style-name="P16">**וּמוֹסְרֹתַיִ</text:p>
            <text:p text:style-name="P16">אֲנַתֵּק</text:p>
          </table:table-cell>
        </table:table-row>
        <table:table-row>
          <table:table-cell table:style-name="表3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<text:soft-page-break/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657412585067285200" text:style-name="L2">
        <text:list-item>
          <text:p text:style-name="P20">time label ==&gt; paste</text:p>
        </text:list-item>
        <text:list-item>
          <text:p text:style-name="P20">“@@@” ==&gt; move to → at the bottom of the doc area</text:p>
        </text:list-item>
        <text:list-item>
          <text:p text:style-name="P20">DUP : template</text:p>
        </text:list-item>
        <text:list-item>
          <text:p text:style-name="P20">close</text:p>
          <text:list>
            <text:list-item>
              <text:p text:style-name="P20">web pages</text:p>
            </text:list-item>
            <text:list-item>
              <text:p text:style-name="P20">sheet file</text:p>
            </text:list-item>
            <text:list-item>
              <text:p text:style-name="P20">folders (if any)</text:p>
            </text:list-item>
            <text:list-item>
              <text:p text:style-name="P20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ext:soft-page-break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22T11:40:10.98</dc:date>
    <dc:creator>iwabuchi ken</dc:creator>
    <meta:editing-duration>P1DT18H2M33S</meta:editing-duration>
    <meta:editing-cycles>126</meta:editing-cycles>
    <meta:generator>OpenOffice/4.1.3$Win32 OpenOffice.org_project/413m1$Build-9783</meta:generator>
    <meta:document-statistic meta:table-count="43" meta:image-count="0" meta:object-count="0" meta:page-count="20" meta:paragraph-count="415" meta:word-count="1896" meta:character-count="11477"/>
  </office:meta>
</office:document-meta>
</file>